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48235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65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float" office:value="2.8199999999999999E-2" table:style-name="ce2">
            <text:p>0.0282</text:p>
          </table:table-cell>
          <table:table-cell office:value-type="float" office:value="1.6500000000000001E-2" table:style-name="ce2">
            <text:p>0.0165</text:p>
          </table:table-cell>
          <table:table-cell office:value-type="float" office:value="8724" table:style-name="ce1">
            <text:p>8724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4380" table:style-name="ce1">
            <text:p>438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2190" table:style-name="ce1">
            <text:p>219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3.27E-2" table:style-name="ce1">
            <text:p>0.0327</text:p>
          </table:table-cell>
          <table:table-cell office:value-type="float" office:value="68" table:style-name="ce1">
            <text:p>68</text:p>
          </table:table-cell>
          <table:table-cell table:number-columns-repeated="1636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4200000000000002E-2" table:style-name="ce1">
            <text:p>0.0742</text:p>
          </table:table-cell>
          <table:table-cell office:value-type="float" office:value="2.9399999999999999E-2" table:style-name="ce1">
            <text:p>0.0294</text:p>
          </table:table-cell>
          <table:table-cell table:number-columns-repeated="1636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0599999999999999E-2" table:style-name="ce1">
            <text:p>0.0306</text:p>
          </table:table-cell>
          <table:table-cell table:number-columns-repeated="1636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3.3799999999999997E-2" table:style-name="ce1">
            <text:p>0.0338</text:p>
          </table:table-cell>
          <table:table-cell table:number-columns-repeated="16366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51E-2" table:style-name="ce1">
            <text:p>0.0751</text:p>
          </table:table-cell>
          <table:table-cell office:value-type="float" office:value="3.8300000000000001E-2" table:style-name="ce1">
            <text:p>0.0383</text:p>
          </table:table-cell>
          <table:table-cell table:number-columns-repeated="16366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99999999999998E-2" table:style-name="ce1">
            <text:p>0.0387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3.8399999999999997E-2" table:style-name="ce1">
            <text:p>0.0384</text:p>
          </table:table-cell>
          <table:table-cell table:number-columns-repeated="16366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6.9800000000000001E-2" table:style-name="ce1">
            <text:p>0.0698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6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8500000000000005E-2" table:style-name="ce1">
            <text:p>0.0685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66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2">
            <text:p>0.9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4.7500000000000001E-2" table:style-name="ce2">
            <text:p>0.0475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6.8699999999999997E-2" table:style-name="ce2">
            <text:p>0.0687</text:p>
          </table:table-cell>
          <table:table-cell office:value-type="float" office:value="4.82E-2" table:style-name="ce2">
            <text:p>0.0482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6.88E-2" table:style-name="ce2">
            <text:p>0.0688</text:p>
          </table:table-cell>
          <table:table-cell office:value-type="float" office:value="4.82E-2" table:style-name="ce2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4.8399999999999999E-2" table:style-name="ce1">
            <text:p>0.0484</text:p>
          </table:table-cell>
          <table:table-cell table:number-columns-repeated="1636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6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095" table:style-name="ce1">
            <text:p>1095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273" table:style-name="ce1">
            <text:p>273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3800000000000004E-2" table:style-name="ce1">
            <text:p>0.0738</text:p>
          </table:table-cell>
          <table:table-cell office:value-type="float" office:value="2.6200000000000001E-2" table:style-name="ce1">
            <text:p>0.0262</text:p>
          </table:table-cell>
          <table:table-cell office:value-type="float" office:value="136" table:style-name="ce1">
            <text:p>136</text:p>
          </table:table-cell>
          <table:table-cell table:number-columns-repeated="1636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2.4199999999999999E-2" table:style-name="ce1">
            <text:p>0.0242</text:p>
          </table:table-cell>
          <table:table-cell table:number-columns-repeated="1636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1636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3300000000000003E-2" table:style-name="ce1">
            <text:p>0.0333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399999999999999E-2" table:style-name="ce1">
            <text:p>0.0334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599999999999998E-2" table:style-name="ce1">
            <text:p>0.0336</text:p>
          </table:table-cell>
          <table:table-cell table:number-columns-repeated="16366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99999999999999E-2" table:style-name="ce1">
            <text:p>0.0363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3.6900000000000002E-2" table:style-name="ce1">
            <text:p>0.0369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4899999999999994E-2" table:style-name="ce1">
            <text:p>0.0749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66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3800000000000004E-2" table:style-name="ce1">
            <text:p>0.0738</text:p>
          </table:table-cell>
          <table:table-cell office:value-type="float" office:value="3.6799999999999999E-2" table:style-name="ce1">
            <text:p>0.0368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3.8399999999999997E-2" table:style-name="ce1">
            <text:p>0.0384</text:p>
          </table:table-cell>
          <table:table-cell table:number-columns-repeated="16366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3.9399999999999998E-2" table:style-name="ce1">
            <text:p>0.0394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6.9800000000000001E-2" table:style-name="ce1">
            <text:p>0.0698</text:p>
          </table:table-cell>
          <table:table-cell office:value-type="float" office:value="3.95E-2" table:style-name="ce1">
            <text:p>0.039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3.9899999999999998E-2" table:style-name="ce1">
            <text:p>0.0399</text:p>
          </table:table-cell>
          <table:table-cell table:number-columns-repeated="16366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2">
            <text:p>0.8</text:p>
          </table:table-cell>
          <table:table-cell office:value-type="float" office:value="6.8699999999999997E-2" table:style-name="ce2">
            <text:p>0.0687</text:p>
          </table:table-cell>
          <table:table-cell office:value-type="float" office:value="4.4600000000000001E-2" table:style-name="ce2">
            <text:p>0.0446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400000000000003E-2" table:style-name="ce1">
            <text:p>0.0694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66"/>
        </table:table-row>
        <table:table-row table:style-name="ro1">
          <table:table-cell office:value-type="float" office:value="0.9" table:style-name="ce2">
            <text:p>0.9</text:p>
          </table:table-cell>
          <table:table-cell office:value-type="float" office:value="6.7799999999999999E-2" table:style-name="ce2">
            <text:p>0.0678</text:p>
          </table:table-cell>
          <table:table-cell office:value-type="float" office:value="4.7199999999999999E-2" table:style-name="ce2">
            <text:p>0.0472</text:p>
          </table:table-cell>
          <table:table-cell table:number-columns-repeated="2" table:style-name="ce1"/>
          <table:table-cell office:value-type="float" office:value="0.9" table:style-name="ce2">
            <text:p>0.9</text:p>
          </table:table-cell>
          <table:table-cell office:value-type="float" office:value="6.7900000000000002E-2" table:style-name="ce2">
            <text:p>0.0679</text:p>
          </table:table-cell>
          <table:table-cell office:value-type="float" office:value="4.7100000000000003E-2" table:style-name="ce2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.7300000000000002E-2" table:style-name="ce1">
            <text:p>0.0473</text:p>
          </table:table-cell>
          <table:table-cell table:number-columns-repeated="2" table:style-name="ce1"/>
          <table:table-cell office:value-type="float" office:value="0.9" table:style-name="ce2">
            <text:p>0.9</text:p>
          </table:table-cell>
          <table:table-cell office:value-type="float" office:value="6.8099999999999994E-2" table:style-name="ce2">
            <text:p>0.0681</text:p>
          </table:table-cell>
          <table:table-cell office:value-type="float" office:value="4.7399999999999998E-2" table:style-name="ce2">
            <text:p>0.0474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.8300000000000003E-2" table:style-name="ce1">
            <text:p>0.048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500000000000005E-2" table:style-name="ce1">
            <text:p>0.0685</text:p>
          </table:table-cell>
          <table:table-cell office:value-type="float" office:value="4.8399999999999999E-2" table:style-name="ce1">
            <text:p>0.0484</text:p>
          </table:table-cell>
          <table:table-cell table:number-columns-repeated="16366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10T17:55:10Z</dc:date>
  </office:meta>
</office:document-meta>
</file>